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writing-mode="lr-tb"/>
      <style:text-properties style:font-name="Times New Roman" fo:font-size="12pt" style:text-underline-style="solid" style:text-underline-width="auto" style:text-underline-color="font-color" style:font-size-asian="12pt" style:font-size-complex="12pt"/>
    </style:style>
    <style:style style:name="P2" style:family="paragraph" style:parent-style-name="Standard">
      <style:paragraph-properties fo:line-height="150%" fo:text-align="center" style:justify-single-word="false" style:writing-mode="lr-tb"/>
      <style:text-properties style:font-name="Times New Roman" fo:font-size="12pt" style:text-underline-style="solid" style:text-underline-width="auto" style:text-underline-color="font-color" style:font-size-asian="10.5pt" style:font-size-complex="12pt"/>
    </style:style>
    <style:style style:name="P3" style:family="paragraph" style:parent-style-name="Standard">
      <style:paragraph-properties fo:line-height="150%" fo:text-align="start" style:justify-single-word="false" style:writing-mode="lr-tb"/>
      <style:text-properties style:font-name="Times New Roman" fo:font-size="12pt" style:text-underline-style="none" style:font-size-asian="10.5pt" style:font-size-complex="12pt"/>
    </style:style>
    <style:style style:name="P4" style:family="paragraph" style:parent-style-name="Standard">
      <style:paragraph-properties fo:line-height="150%" fo:text-align="start" style:justify-single-word="false" style:writing-mode="lr-tb"/>
      <style:text-properties style:font-name="Times New Roman" fo:font-size="12pt" fo:font-style="normal" style:text-underline-style="none" style:font-size-asian="10.5pt" style:font-style-asian="normal" style:font-size-complex="12pt" style:font-style-complex="normal"/>
    </style:style>
    <style:style style:name="P5" style:family="paragraph" style:parent-style-name="Standard">
      <style:paragraph-properties fo:line-height="150%" fo:text-align="center" style:justify-single-word="false" style:writing-mode="lr-tb"/>
      <style:text-properties style:font-name="Times New Roman" fo:font-size="12pt" fo:font-style="normal" style:text-underline-style="none" style:font-size-asian="10.5pt" style:font-style-asian="normal" style:font-size-complex="12pt" style:font-style-complex="normal"/>
    </style:style>
    <style:style style:name="P6" style:family="paragraph" style:parent-style-name="Standard">
      <style:paragraph-properties fo:line-height="150%" fo:text-align="start" style:justify-single-word="false" style:writing-mode="lr-tb"/>
    </style:style>
    <style:style style:name="P7" style:family="paragraph" style:parent-style-name="Standard" style:list-style-name="L1">
      <style:paragraph-properties fo:line-height="150%" fo:text-align="start" style:justify-single-word="false" style:writing-mode="lr-tb"/>
      <style:text-properties style:font-name="Times New Roman" fo:font-size="12pt" style:text-underline-style="none" style:font-size-asian="10.5pt" style:font-size-complex="12pt"/>
    </style:style>
    <style:style style:name="P8" style:family="paragraph" style:parent-style-name="Standard">
      <style:paragraph-properties fo:line-height="150%" fo:text-align="start" style:justify-single-word="false" style:writing-mode="lr-tb"/>
      <style:text-properties style:font-name="Times New Roman" fo:font-size="12pt" fo:font-style="normal" style:text-underline-style="none" style:font-size-asian="10.5pt" style:font-style-asian="normal" style:font-size-complex="12pt" style:font-style-complex="normal"/>
    </style:style>
    <style:style style:name="T1" style:family="text">
      <style:text-properties style:font-name="Times New Roman" fo:font-size="12pt" style:text-underline-style="none" style:font-size-asian="10.5pt" style:font-size-complex="12pt"/>
    </style:style>
    <style:style style:name="T2" style:family="text">
      <style:text-properties style:font-name="Times New Roman" fo:font-size="12pt" fo:font-style="italic" style:text-underline-style="none" style:font-size-asian="10.5pt" style:font-style-asian="italic" style:font-size-complex="12pt" style:font-style-complex="italic"/>
    </style:style>
    <style:style style:name="T3" style:family="text">
      <style:text-properties style:font-name="Times New Roman" fo:font-size="12pt" fo:font-style="normal" style:text-underline-style="none" style:font-size-asian="10.5pt" style:font-style-asian="normal" style:font-size-complex="12pt" style:font-style-complex="normal"/>
    </style:style>
    <style:style style:name="T4" style:family="text">
      <style:text-properties style:font-name="Times New Roman" fo:font-size="12pt" fo:language="en" fo:country="US" fo:font-style="italic" style:text-underline-style="none" style:font-size-asian="10.5pt" style:font-style-asian="italic" style:font-size-complex="12pt" style:font-style-complex="italic"/>
    </style:style>
    <style:style style:name="T5" style:family="text">
      <style:text-properties style:font-name="Times New Roman" fo:font-size="8pt" fo:font-style="normal" style:text-underline-style="none" style:font-size-asian="8pt" style:font-style-asian="normal" style:font-size-complex="8pt" style:font-style-complex="normal"/>
    </style:style>
    <style:style style:name="T6" style:family="text">
      <style:text-properties fo:font-style="italic" style:font-style-asian="italic" style:font-style-complex="italic"/>
    </style:style>
    <style:style style:name="T7" style:family="text">
      <style:text-properties fo:language="de" fo:country="DE" fo:font-style="italic" style:font-style-asian="italic" style:font-style-complex="italic"/>
    </style:style>
    <style:style style:name="T8" style:family="text">
      <style:text-properties fo:font-size="8pt" style:font-size-asian="8pt" style:font-size-complex="8pt"/>
    </style:style>
    <style:style style:name="T9" style:family="text">
      <style:text-properties officeooo:rsid="001bdc26"/>
    </style:style>
    <style:style style:name="T10" style:family="text">
      <style:text-properties officeooo:rsid="001c8cd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sis Resurrection </text:p>
      <text:p text:style-name="P2">Inside Mission / Mecha Bunnies FTW</text:p>
      <text:p text:style-name="P3"><text:tab/>“Sergeant Rudolf Pezaveng reporting, commencement of Inside Mission, I'm with corporals <text:s/>Dimitry Vasquez, Hironubu Kawajiri, and Brumhilda 'Death-<text:span text:style-name="T10">R</text:span>ay' Valden.”</text:p>
      <text:p text:style-name="P3"><text:tab/>“Sergeant Pezaveng, this is Command &amp; Control, you have a green light to proceed with the mission. Keep in mind mission parameters and try to finish the mission within permissible range of war effort and duration, there's a 100 DKP bonus if you mange to do so.”</text:p>
      <text:p text:style-name="P3"><text:tab/>“One hundred DKP each?”</text:p>
      <text:p text:style-name="P3"><text:tab/>“That's a negative, sergeant, One hundred total.” </text:p>
      <text:p text:style-name="P3"><text:tab/>“Okay fine, let's move it people, pretend there's a purpose behind it all.”</text:p>
      <text:p text:style-name="P3"><text:tab/>They began scanning with their shoulder lights a somewhat pinkish cavernous space, while <text:s/>keeping their dual 0.5” Gatling mini-guns at the ready stance. The ground was very wet and not as solid as could have been expected.</text:p>
      <text:p text:style-name="P3"><text:tab/>“Sir?” Dimitry asked somewhat hesitantly.</text:p>
      <text:p text:style-name="P3"><text:tab/> “Yes, Dima, what is it?”</text:p>
      <text:p text:style-name="P3"><text:tab/>“What is this weird pink forest?”</text:p>
      <text:p text:style-name="P3"><text:tab/>“Haven't you paid attention in the briefing session at all?”</text:p>
      <text:p text:style-name="P3"><text:tab/>“No sir, I mean I tried to... Sir”. Dimitry confessed.</text:p>
      <text:p text:style-name="P3"><text:tab/>“Fine, whatever... It is clearly the taste buds of the Jane Doe that we just entered.” Sergeant Pezaveng was somewhat annoyed by that question though it didn't feel like it from his voice pattern.</text:p>
      <text:p text:style-name="P3"><text:tab/>“How long will the miniaturizing beam effect will last?” Hironubu asked.</text:p>
      <text:p text:style-name="P3"><text:tab/>“It will last indefinitely, or until they'll use the magnifying beam to return us to our original scale again.” Pezaveng answered.</text:p>
      <text:p text:style-name="P3"><text:tab/>“Sir?” Again sounding somewhat hesitant.</text:p>
      <text:p text:style-name="P3"><text:tab/>“Yes, Dima, <text:s/>what is it now?” This time the aggravation was more noticeable.</text:p>
      <text:p text:style-name="P3"><text:tab/>“Is there a reason why we dressed the mechas in these cute, fuzzy, cuddly exo-suits?”</text:p>
      <text:p text:style-name="P3"><text:tab/>Sergeant Pezaveng has been trying so far to ignore this fact, he swept his hand on his mouth, trying to overcome his anger at corporal Dimitry's annoying questions, inhaled, exhaled and explained: “Yes, there is a reason. It is meant to deceive the type B and type T lymphocytes and also the enemy troops. I also had hopes it will put a smile on Death-<text:span text:style-name="T10">R</text:span>ay's face, but so far it's been unsuccessful on this front. Stop everything, let's do a short equipment check before we proceed:</text:p>
      <text:list xml:id="list6707889278781596970" text:style-name="L1">
        <text:list-item>
          <text:p text:style-name="P7">Twin Gatling guns.”<text:tab/>“Check” by Dima, Hironubu, And Brumhilda.</text:p>
        </text:list-item>
        <text:list-item>
          <text:p text:style-name="P7">Cold EMPs except Brumhilda.” “Check” by Dima, Hironubu, And Brumhilda.</text:p>
        </text:list-item>
        <text:list-item>
          <text:p text:style-name="P7">Emergency escape pods.” “Check” by Dima, Hironubu, And Brumhilda.</text:p>
        </text:list-item>
        <text:list-item>
          <text:p text:style-name="P7">Long bunny ears covering the antennae and EMPs muzzles.” “Check” by Dima, Hironubu, <text:soft-page-break/>And Brumhilda.</text:p>
        </text:list-item>
        <text:list-item>
          <text:p text:style-name="P7">And last but not least, a stupid decorative fluffy tail.” “Check” by Dima, Hironubu, And not from Brumhilda.</text:p>
        </text:list-item>
      </text:list>
      <text:p text:style-name="P3"><text:tab/>“Brumhilda, extract the pointless, good for nothing, stupid tail, you don't want to be looking suspicious to those T type lymphocytes, which serves primarily as memory cells rather than their B type counterparts which serves primarily as action cells.”<text:tab/></text:p>
      <text:p text:style-name="P3"><text:tab/>Brumhilda gave a sigh of exasperation and said nothing at this point, but did obey her commander.</text:p>
      <text:p text:style-name="P3"><text:tab/>“Fine we may proceed.”</text:p>
      <text:p text:style-name="P6"><text:span text:style-name="T1"><text:tab/>“It feels like she only knows two words in her vocabulary: </text:span><text:span text:style-name="T4">S</text:span><text:span text:style-name="T7">chnell</text:span><text:span text:style-name="T6"> </text:span><text:span text:style-name="T1">and </text:span><text:span text:style-name="T2">Luftwaffe</text:span><text:span text:style-name="T3">. When she hears </text:span><text:span text:style-name="T2">Schnell </text:span><text:span text:style-name="T3"><text:s/>she attacks, and when she hears </text:span><text:span text:style-name="T2">Luftwaffe </text:span><text:span text:style-name="T3">she knows that reinforcements have arrived and calms down.” Hironubu sneered. <text:s/></text:span></text:p>
      <text:p text:style-name="P4"><text:tab/>“Not funny.” Brumhilda gnarled with a tinge of despair that resonated thru the comlinks.</text:p>
      <text:p text:style-name="P4"><text:tab/>“Shut it, all of you.” Sergeant Pezaveng yelled on the rest of them. “Listen up, people, we're going to tumble into the stomach pretty soon, then we'll feel the pH levels drop to 1, but then in the duodenum the pH levels will rise to about 12, so be prepared to use your anti-acids and anti-bases solutions <text:span text:style-name="T9">respectively in the designated areas.</text:span> Afterward in the intestine we will diffuse into the blood stream. Try to do it in an orderly fashion and don't get lost. If you do get lost then meet at the pancreas. Move it people.”</text:p>
      <text:p text:style-name="P4"><text:tab/>Being shrunk in the nano-scale level, their tumble into the jugular wasn't as organized as they had hoped for, and they were almost got dragged into the vocal cords and into the windpipe at first. Hironubo Helped both Dimitry and Brumhilda to find their way into the gullet. Once they fell thru the esophagus things took a weird turn for the worst. They all got lost in mid-tumble, so having lost sight of one another they had to navigate to the rendezvous point near the pancreas. A few type T lymphocytes moved passed them but ignored them. </text:p>
      <text:p text:style-name="P4"><text:tab/>“Not good, we might have been able to get by those lymphocytes in the blood stream because they were already infected, but something do<text:span text:style-name="T9">es</text:span>n't feel right, I cannot find the required DNA in my sensors.” Sergeant Pezaveng claimed. <text:s/></text:p>
      <text:p text:style-name="P4"><text:tab/>“Sir, I know why we cannot find them in the plasma of in-between cells cytoplasm.”</text:p>
      <text:p text:style-name="P4"><text:tab/>“Why Brumhilda?”</text:p>
      <text:p text:style-name="P4"><text:tab/>“Because we are looking for a retro-virus, so it doesn't exist outside of cells in its DNA form, and our sensors were looking for double helix viral agents. This virus exist in the wild only as a single helix, which is the form of RNA.”<text:tab/>She explained.</text:p>
      <text:p text:style-name="P4"><text:tab/> “Bloody hell, Brumhilda you're right. Set the sensors for single helix viral agents and let's re-scan.” Sergeant Pezaveng was thrilled.</text:p>
      <text:p text:style-name="P4"><text:soft-page-break/><text:tab/>“Sir, I found a large concentration behind the liver, where the spleen is found.” Dimitry said.</text:p>
      <text:p text:style-name="P4"><text:tab/>“To the spleen then.”</text:p>
      <text:p text:style-name="P6"><text:span text:style-name="T3"><text:tab/>On their way to the spleen they ran into a giant T</text:span><text:span text:style-name="T5">4</text:span><text:span text:style-name="T3"> retro-virus in the middle of the road. He tried to attack Dimitry and Hironubu mainly, but they were fast enough to strafe and dodge his tentacles. They used their mini-guns with short bursts of a few hundreds bullets at each burst. The effect on the T</text:span><text:span text:style-name="T5">4</text:span><text:span text:style-name="T3"> retro-virus was quite minimal with respect to how minimized they were in comparison. </text:span></text:p>
      <text:p text:style-name="P6"><text:span text:style-name="T3"><text:tab/>“Brumhilda </text:span><text:span text:style-name="T2">Schnell</text:span><text:span text:style-name="T3">, use the death-ray!!!”</text:span></text:p>
      <text:p text:style-name="P6"><text:span text:style-name="T3"><text:tab/>“Screw you all!!!” She cried as she exposed her EMP charges in the form of consecutive laser beams. After two slashes the T</text:span><text:span text:style-name="T5">4 </text:span><text:span text:style-name="T3">went down losing enough stability and deformed into meaningless plasmids and the protein that transcribes his RNA into DNA also denaturated into separate amino acids.</text:span></text:p>
      <text:p text:style-name="P4"><text:tab/>“Mecha bunnies for the win.” Hironubu said with a wicked smile smeared all over his face.</text:p>
      <text:p text:style-name="P4"><text:tab/>“Good job, <text:span text:style-name="T10">D</text:span>eath-<text:span text:style-name="T10">R</text:span>ay.” Dimitry said as he charged his EMPs. </text:p>
      <text:p text:style-name="P4"><text:tab/>“STFU, ass-hat.” Brumhilda said as she recharged her own EMPs.</text:p>
      <text:p text:style-name="P4"><text:tab/>“How much more of these HIV pathogens do we need to kill, Sergeant Pezaveng?” Dimitry asked. His EMPs already hot and ready.</text:p>
      <text:p text:style-name="P4"><text:tab/>“There are still 1,048,576 more to finish off in this sector alone.” Sergeant Pezaveng warmed his EMPs.</text:p>
      <text:p text:style-name="P4"><text:tab/>“This will be a long day.” Hironubu said while powering up his EMPs.</text:p>
      <text:p text:style-name="P4"><text:tab/>“Yep, seems like it...” Sergeant Rudolf Pezaveng gave a sigh...</text:p>
      <text:p text:style-name="P5">* * *</text:p>
      <text:p text:style-name="P4"><text:tab/>There was a sound of alarm going on, as they woke up from the virtual mission in their cryo-pods. The psyion priest that was used to join their consciousness left the room as a minion called back to its master. Resurrection process complete was shown on the screens next to each cryo-pod. </text:p>
      <text:p text:style-name="P4"><text:tab/>“There's no time to waste...” Sergeant Pezaveng lingered for a mere second on Brumhilda's upper torso area which was of course in its most organic form, before the layers of C<text:span text:style-name="T8">60</text:span> managed to wrap it up in the form of body armour.</text:p>
      <text:p text:style-name="P4"><text:tab/>“I'll let you stare another time, sergeant.” Brumhilda was fully clothed by now, as was the rest of the soldiers.</text:p>
      <text:p text:style-name="P4"><text:tab/>“Sure, whatever... Move it people.”</text:p>
      <text:p text:style-name="P4"><text:tab/>“Pezaveng, this is C &amp; C, get to the main docks, but don't use the main path, it is overloaded with dragoons, rendezvous with Foxtrot and Echo on route 12, come on there's no time to waste.”</text:p>
      <text:p text:style-name="P4"><text:tab/>“C &amp; C, roger wilco.”</text:p>
      <text:p text:style-name="P4"><text:tab/>“What does that mean anyway?” Dimitry asked as he loaded his B-56.</text:p>
      <text:p text:style-name="P4"><text:soft-page-break/><text:tab/>“It means understood and will comply, asshole.” Hironubo explained as they r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4T16:33:52.06</meta:creation-date>
    <dc:date>2013-10-29T04:49:33.969117093</dc:date>
    <meta:editing-duration>PT18H22M22S</meta:editing-duration>
    <meta:editing-cycles>18</meta:editing-cycles>
    <meta:generator>LibreOffice/4.1.2.3$Linux_X86_64 LibreOffice_project/410$Build-3</meta:generator>
    <dc:creator>OoZooL </dc:creator>
    <meta:printed-by>DaVe </meta:printed-by>
    <meta:print-date>2012-03-24T22:24:39.80</meta:print-date>
    <meta:document-statistic meta:table-count="0" meta:image-count="0" meta:object-count="0" meta:page-count="4" meta:paragraph-count="58" meta:word-count="1279" meta:character-count="7506" meta:non-whitespace-character-count="6223"/>
  </office:meta>
</office:document-meta>
</file>